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1ca0" officeooo:paragraph-rsid="00041ca0" style:font-size-asian="14pt" style:font-size-complex="14pt"/>
    </style:style>
    <style:style style:name="P2" style:family="paragraph" style:parent-style-name="Standard">
      <style:text-properties fo:font-size="14pt" officeooo:rsid="00041ca0" officeooo:paragraph-rsid="0008ad99" style:font-size-asian="14pt" style:font-size-complex="14pt"/>
    </style:style>
    <style:style style:name="T1" style:family="text">
      <style:text-properties officeooo:rsid="00054fa1"/>
    </style:style>
    <style:style style:name="T2" style:family="text">
      <style:text-properties officeooo:rsid="00066b82"/>
    </style:style>
    <style:style style:name="T3" style:family="text">
      <style:text-properties officeooo:rsid="00078041"/>
    </style:style>
    <style:style style:name="T4" style:family="text">
      <style:text-properties officeooo:rsid="0008ad99"/>
    </style:style>
    <style:style style:name="T5" style:family="text">
      <style:text-properties officeooo:rsid="000bb5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eses Projekt wird ausschliesslich mit Spenden finanziert. <text:span text:style-name="T5">D</text:span>ieses Geld <text:span text:style-name="T5">wird </text:span>verwendet, damit ich<text:span text:style-name="T2"> weiterhin</text:span> Vollzeit an der Weiterentwicklung von Elyoos arbeiten kann<text:span text:style-name="T4">. Dafür fallen folgende monatliche Kosten an:</text:span></text:p>
      <text:p text:style-name="P2"><text:span text:style-name="T4">- ca. Fr. 1'800.- Deckung der Fixkosten </text:span></text:p>
      <text:p text:style-name="P2"><text:span text:style-name="T4">- ca. Fr. 100.- </text:span>Serverinfrastruktur </text:p>
      <text:p text:style-name="P1"/>
      <text:p text:style-name="P1">Das Ziel ist es<text:span text:style-name="T4">,</text:span> in absehbarer Zeit eine gemeinnützige Stiftung für Elyoos zu gründen. Diesen Schritt habe ich bis anhin noch nicht in Angriff genommen, da die Gründung einer Stiftung viel Geld benötigt.</text:p>
      <text:p text:style-name="P1"/>
      <text:p text:style-name="P1">Mit deiner Unterstützung ermöglichst du<text:span text:style-name="T3">,</text:span> da<text:span text:style-name="T3">ss</text:span> diese Plattform für den sozialen Wandel entstehen kann und die Welt zum Positiven verändert wird. <text:span text:style-name="T5">Ganz herzlichen Dank, </text:span>da<text:span text:style-name="T5">ss</text:span> du dieses Bestreben mit deine<text:span text:style-name="T1">r</text:span> <text:span text:style-name="T1">Spende</text:span> unterstützt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6:34:36.331000000</meta:creation-date>
    <meta:generator>LibreOffice/5.2.5.1$Windows_x86 LibreOffice_project/0312e1a284a7d50ca85a365c316c7abbf20a4d22</meta:generator>
    <dc:date>2017-04-26T19:14:47.501000000</dc:date>
    <meta:editing-duration>PT4H42M11S</meta:editing-duration>
    <meta:editing-cycles>7</meta:editing-cycles>
    <meta:document-statistic meta:table-count="0" meta:image-count="0" meta:object-count="0" meta:page-count="1" meta:paragraph-count="5" meta:word-count="105" meta:character-count="711" meta:non-whitespace-character-count="609"/>
  </office:meta>
</office:document-meta>
</file>